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.additionalData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primaryData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imaryDataSourceTests.dataSource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imaryDataSourceTests.setDataSource( DataSource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